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imSun" svg:font-family="SimSun, 宋体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draw:marker-start-width="0.321cm" draw:marker-end-width="0.321cm" draw:fill="none" draw:fill-color="#ffffff" draw:textarea-horizontal-align="justify" draw:textarea-vertical-align="middle" draw:auto-grow-height="false" fo:min-height="1.032cm" fo:min-width="2.602cm" fo:padding-top="0.165cm" fo:padding-bottom="0.165cm" fo:padding-left="0.29cm" fo:padding-right="0.29cm"/>
    </style:style>
    <style:style style:name="gr2" style:family="graphic" style:parent-style-name="standard">
      <style:graphic-properties draw:fill="none" draw:textarea-horizontal-align="justify" draw:textarea-vertical-align="middle" draw:auto-grow-height="false" fo:min-height="0.657cm" fo:min-width="1.185cm"/>
    </style:style>
    <style:style style:name="gr3" style:family="graphic" style:parent-style-name="standard">
      <style:graphic-properties draw:fill="none" draw:fill-color="#ffffff" draw:textarea-horizontal-align="justify" draw:textarea-vertical-align="middle" draw:auto-grow-height="false" fo:min-height="1.032cm" fo:min-width="2.602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opacity="0%" draw:textarea-horizontal-align="justify" draw:textarea-vertical-align="middle" draw:auto-grow-height="false" fo:min-height="3.35cm" fo:min-width="9.4cm"/>
    </style:style>
    <style:style style:name="gr6" style:family="graphic" style:parent-style-name="standard">
      <style:graphic-properties draw:fill="solid" draw:fill-color="#ffffff" draw:opacity="100%" draw:textarea-horizontal-align="justify" draw:textarea-vertical-align="middle" draw:auto-grow-height="false" fo:min-height="0.688cm" fo:min-width="0.438cm" draw:shadow="hidden"/>
    </style:style>
    <style:style style:name="gr7" style:family="graphic" style:parent-style-name="standard" style:list-style-name="L1">
      <style:graphic-properties svg:stroke-width="0.018cm" draw:marker-start-width="0.227cm" draw:marker-end-width="0.227cm" draw:fill="none" draw:fill-color="#ffffff" draw:textarea-horizontal-align="justify" draw:textarea-vertical-align="middle" draw:auto-grow-height="false" fo:min-height="1.014cm" fo:min-width="2.584cm" fo:padding-top="0.134cm" fo:padding-bottom="0.134cm" fo:padding-left="0.259cm" fo:padding-right="0.259cm"/>
    </style:style>
    <style:style style:name="gr8" style:family="graphic" style:parent-style-name="standard" style:list-style-name="L1">
      <style:graphic-properties svg:stroke-width="0.018cm" draw:marker-start-width="0.227cm" draw:marker-end-width="0.227cm" draw:fill="none" draw:fill-color="#ffffff" draw:textarea-horizontal-align="justify" draw:textarea-vertical-align="middle" draw:auto-grow-height="false" fo:min-height="1.014cm" fo:min-width="2.584cm" fo:padding-top="0.134cm" fo:padding-bottom="0.134cm" fo:padding-left="0.259cm" fo:padding-right="0.259cm"/>
    </style:style>
    <style:style style:name="gr9" style:family="graphic" style:parent-style-name="standard" style:list-style-name="L1">
      <style:graphic-properties svg:stroke-width="0.018cm" draw:marker-start-width="0.227cm" draw:marker-end-width="0.227cm" draw:fill="none" draw:fill-color="#ffffff" draw:textarea-horizontal-align="justify" draw:textarea-vertical-align="middle" draw:auto-grow-height="false" fo:min-height="1.014cm" fo:min-width="2.584cm" fo:padding-top="0.134cm" fo:padding-bottom="0.134cm" fo:padding-left="0.259cm" fo:padding-right="0.259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style:font-name="Verdana" fo:font-size="7pt"/>
    </style:style>
    <style:style style:name="P3" style:family="paragraph">
      <loext:graphic-properties draw:fill="none"/>
      <style:paragraph-properties fo:text-align="center"/>
      <style:text-properties style:font-name="Verdana" fo:font-size="7pt"/>
    </style:style>
    <style:style style:name="P4" style:family="paragraph">
      <style:paragraph-properties fo:margin-left="0cm" fo:margin-right="0cm" fo:margin-top="0cm" fo:margin-bottom="0.353cm" fo:line-height="115%" fo:text-align="center" fo:text-indent="0cm" style:text-autospace="none"/>
    </style:style>
    <style:style style:name="P5" style:family="paragraph">
      <loext:graphic-properties draw:opacity="0%"/>
      <style:paragraph-properties fo:text-align="center"/>
      <style:text-properties fo:font-size="7pt"/>
    </style:style>
    <style:style style:name="P6" style:family="paragraph">
      <loext:graphic-properties draw:fill="none"/>
      <style:paragraph-properties fo:text-align="center"/>
      <style:text-properties fo:font-size="7pt"/>
    </style:style>
    <style:style style:name="P7" style:family="paragraph">
      <loext:graphic-properties draw:fill="solid" draw:fill-color="#ffffff" draw:opacity="100%"/>
      <style:paragraph-properties fo:text-align="center"/>
      <style:text-properties style:font-name="Verdana" fo:font-size="7pt"/>
    </style:style>
    <style:style style:name="P8" style:family="paragraph">
      <style:paragraph-properties fo:margin-left="0cm" fo:margin-right="0cm" fo:margin-top="0cm" fo:margin-bottom="0cm" fo:line-height="100%" fo:text-align="center" fo:text-indent="0cm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style:font-name="Verdana" fo:font-size="7pt" fo:font-weight="normal" style:font-weight-asian="normal" style:font-weight-complex="normal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 draw:fill-color="#ffffff"/>
      <style:paragraph-properties fo:margin-left="0cm" fo:margin-right="0cm" fo:margin-top="0cm" fo:margin-bottom="0.353cm" fo:line-height="115%" fo:text-align="center" fo:text-indent="0cm" style:text-autospace="none"/>
      <style:text-properties style:font-name="Calibri" fo:font-size="11pt" fo:language="en" fo:country="US" style:font-name-asian="SimSun" style:font-size-asian="11pt" style:font-name-complex="Calibri" style:font-size-complex="11pt" style:language-complex="ar" style:country-complex="SA"/>
    </style:style>
    <style:style style:name="P12" style:family="paragraph">
      <loext:graphic-properties draw:fill="solid" draw:fill-color="#ffffff" draw:opacity="100%"/>
      <style:paragraph-properties fo:margin-left="0cm" fo:margin-right="0cm" fo:margin-top="0cm" fo:margin-bottom="0cm" fo:line-height="100%" fo:text-align="center" fo:text-indent="0cm"/>
      <style:text-properties style:font-name="Verdana" fo:font-size="7pt"/>
    </style:style>
    <style:style style:name="T1" style:family="text">
      <style:text-properties style:font-name="Verdana" fo:font-size="7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Verdana" fo:font-size="7pt" fo:language="en" fo:country="US" fo:font-style="normal" fo:text-shadow="none" style:text-underline-style="none" fo:font-weight="normal" style:letter-kerning="true" style:font-name-asian="SimSun" style:font-size-asian="11pt" style:font-style-asian="normal" style:font-weight-asian="normal" style:font-name-complex="Calibri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Verdana" fo:font-size="7pt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7" draw:id="id7" draw:layer="layout" svg:width="3.102cm" svg:height="1.282cm" svg:x="14.7cm" svg:y="5.883cm">
          <text:p text:style-name="P1"><text:span text:style-name="T1">FlowTermin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1" draw:id="id1" draw:layer="layout" svg:width="2.381cm" svg:height="1.283cm" svg:x="15.061cm" svg:y="3.253cm">
          <text:p text:style-name="P1"><text:span text:style-name="T1">Classification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2" draw:id="id2" draw:layer="layout" svg:width="3.102cm" svg:height="1.282cm" svg:x="14.7cm" svg:y="1.322cm">
          <text:p text:style-name="P1"><text:span text:style-name="T1">???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3" draw:layer="layout" draw:type="line" svg:x1="16.252cm" svg:y1="3.253cm" svg:x2="16.251cm" svg:y2="2.604cm" draw:start-shape="id1" draw:start-glue-point="4" draw:end-shape="id2" draw:end-glue-point="2" svg:d="M16252 3253l-1-649" svg:viewBox="0 0 2 650">
          <text:p/>
        </draw:connector>
        <draw:custom-shape draw:style-name="gr2" draw:text-style-name="P3" xml:id="id3" draw:id="id3" draw:layer="layout" svg:width="2.381cm" svg:height="1.283cm" svg:x="11.861cm" svg:y="3.253cm">
          <text:p text:style-name="P1"><text:span text:style-name="T1">ObjectType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4" draw:id="id4" draw:layer="layout" svg:width="3.102cm" svg:height="1.282cm" svg:x="11.5cm" svg:y="1.322cm">
          <text:p text:style-name="P4"><text:span text:style-name="T2">Urin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3" draw:layer="layout" draw:type="line" svg:x1="13.052cm" svg:y1="3.253cm" svg:x2="13.051cm" svg:y2="2.604cm" draw:start-shape="id3" draw:start-glue-point="4" draw:end-shape="id4" draw:end-glue-point="2" svg:d="M13052 3253l-1-649" svg:viewBox="0 0 2 650">
          <text:p/>
        </draw:connector>
        <draw:custom-shape draw:style-name="gr2" draw:text-style-name="P3" xml:id="id5" draw:id="id5" draw:layer="layout" svg:width="2.381cm" svg:height="1.283cm" svg:x="18.261cm" svg:y="3.253cm">
          <text:p text:style-name="P1"><text:span text:style-name="T1">Pre-defined Type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6" draw:id="id6" draw:layer="layout" svg:width="3.102cm" svg:height="1.282cm" svg:x="17.9cm" svg:y="1.322cm">
          <text:p text:style-name="P1"><text:span text:style-name="T1">???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3" draw:layer="layout" draw:type="line" svg:x1="19.452cm" svg:y1="3.253cm" svg:x2="19.451cm" svg:y2="2.604cm" draw:start-shape="id5" draw:start-glue-point="4" draw:end-shape="id6" draw:end-glue-point="2" svg:d="M19452 3253l-1-649" svg:viewBox="0 0 2 650">
          <text:p/>
        </draw:connector>
        <draw:custom-shape draw:style-name="gr5" draw:text-style-name="P5" xml:id="id8" draw:id="id8" draw:layer="layout" svg:width="9.9cm" svg:height="3.6cm" svg:x="11.3cm" svg:y="1.1cm">
          <text:p/>
          <draw:enhanced-geometry svg:viewBox="0 0 21600 21600" draw:type="rectangle" draw:enhanced-path="M 0 0 L 21600 0 21600 21600 0 21600 0 0 Z N"/>
        </draw:custom-shape>
        <draw:connector draw:style-name="gr4" draw:text-style-name="P6" draw:layer="layout" draw:type="line" svg:x1="16.251cm" svg:y1="5.883cm" svg:x2="16.25cm" svg:y2="4.7cm" draw:start-shape="id7" draw:start-glue-point="0" draw:end-shape="id8" draw:end-glue-point="2" svg:d="M16251 5883l-1-1183" svg:viewBox="0 0 2 1184">
          <text:p/>
        </draw:connector>
        <draw:custom-shape draw:style-name="gr6" draw:text-style-name="P7" xml:id="id20" draw:id="id20" draw:layer="layout" svg:width="1.875cm" svg:height="1.875cm" svg:x="13.625cm" svg:y="13.025cm">
          <text:p text:style-name="P1"><text:span text:style-name="T1">Is First </text:span></text:p>
          <text:p text:style-name="P1"><text:span text:style-name="T1">Urinal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9" xml:id="id10" draw:id="id10" draw:layer="layout" svg:width="3.102cm" svg:height="1.282cm" svg:x="14.7cm" svg:y="10.804cm">
          <text:p text:style-name="P8"><text:span text:style-name="T3">More than 5 Urinal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7" xml:id="id9" draw:id="id9" draw:layer="layout" svg:width="1.875cm" svg:height="1.875cm" svg:x="15.325cm" svg:y="8.029cm">
          <text:p text:style-name="P8"><text:span text:style-name="T1">Is </text:span></text:p>
          <text:p text:style-name="P8"><text:span text:style-name="T1">More than 5</text:span></text:p>
          <text:p text:style-name="P8"><text:span text:style-name="T1">Urinal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10" draw:layer="layout" draw:type="line" svg:x1="16.263cm" svg:y1="9.904cm" svg:x2="16.251cm" svg:y2="10.804cm" draw:start-shape="id9" draw:start-glue-point="6" draw:end-shape="id10" draw:end-glue-point="0" svg:d="M16263 9904l-12 900" svg:viewBox="0 0 13 901">
          <text:p/>
        </draw:connector>
        <draw:custom-shape draw:style-name="gr8" draw:text-style-name="P9" xml:id="id22" draw:id="id22" draw:layer="layout" svg:width="3.102cm" svg:height="1.282cm" svg:x="13cm" svg:y="15.7cm">
          <text:p text:style-name="P8"><text:span text:style-name="T3">FlowController/</text:span></text:p>
          <text:p text:style-name="P8"><text:span text:style-name="T3">FlowTermin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0" draw:layer="layout" draw:type="line" svg:x1="13.675cm" svg:y1="6.538cm" svg:x2="14.7cm" svg:y2="6.524cm" draw:start-shape="id11" draw:start-glue-point="7" draw:end-shape="id7" draw:end-glue-point="3" svg:d="M13675 6538l1025-14" svg:viewBox="0 0 1026 15">
          <text:p/>
        </draw:connector>
        <draw:custom-shape draw:style-name="gr3" draw:text-style-name="P11" xml:id="id12" draw:id="id12" draw:layer="layout" svg:width="3.102cm" svg:height="1.282cm" svg:x="7.398cm" svg:y="5.918cm">
          <text:p text:style-name="P4"><text:span text:style-name="T2">FlowFitt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0" draw:layer="layout" draw:type="line" svg:x1="10.5cm" svg:y1="6.559cm" svg:x2="11.8cm" svg:y2="6.538cm" draw:start-shape="id12" draw:start-glue-point="1" draw:end-shape="id11" draw:end-glue-point="5" svg:d="M10500 6559l1300-21" svg:viewBox="0 0 1301 22">
          <text:p/>
        </draw:connector>
        <draw:custom-shape draw:style-name="gr2" draw:text-style-name="P3" xml:id="id13" draw:id="id13" draw:layer="layout" svg:width="2.381cm" svg:height="1.283cm" svg:x="5.461cm" svg:y="10.053cm">
          <text:p text:style-name="P1"><text:span text:style-name="T1">Classification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14" draw:id="id14" draw:layer="layout" svg:width="3.102cm" svg:height="1.282cm" svg:x="5.1cm" svg:y="8.122cm">
          <text:p text:style-name="P1"><text:span text:style-name="T1">???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3" draw:layer="layout" draw:type="line" svg:x1="6.652cm" svg:y1="10.053cm" svg:x2="6.651cm" svg:y2="9.404cm" draw:start-shape="id13" draw:start-glue-point="4" draw:end-shape="id14" draw:end-glue-point="2" svg:d="M6652 10053l-1-649" svg:viewBox="0 0 2 650">
          <text:p/>
        </draw:connector>
        <draw:custom-shape draw:style-name="gr2" draw:text-style-name="P3" xml:id="id15" draw:id="id15" draw:layer="layout" svg:width="2.381cm" svg:height="1.283cm" svg:x="2.261cm" svg:y="10.053cm">
          <text:p text:style-name="P1"><text:span text:style-name="T1">ObjectType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xml:id="id16" draw:id="id16" draw:layer="layout" svg:width="3.102cm" svg:height="1.282cm" svg:x="1.9cm" svg:y="8.122cm">
          <text:p text:style-name="P4"><text:span text:style-name="T2">Urinal Tra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3" draw:layer="layout" draw:type="line" svg:x1="3.452cm" svg:y1="10.053cm" svg:x2="3.451cm" svg:y2="9.404cm" draw:start-shape="id15" draw:start-glue-point="4" draw:end-shape="id16" draw:end-glue-point="2" svg:d="M3452 10053l-1-649" svg:viewBox="0 0 2 650">
          <text:p/>
        </draw:connector>
        <draw:custom-shape draw:style-name="gr2" draw:text-style-name="P3" xml:id="id17" draw:id="id17" draw:layer="layout" svg:width="2.381cm" svg:height="1.283cm" svg:x="8.661cm" svg:y="10.053cm">
          <text:p text:style-name="P1"><text:span text:style-name="T1">Pre-defined Type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18" draw:id="id18" draw:layer="layout" svg:width="3.102cm" svg:height="1.282cm" svg:x="8.3cm" svg:y="8.122cm">
          <text:p text:style-name="P1"><text:span text:style-name="T1">???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3" draw:layer="layout" draw:type="line" svg:x1="9.852cm" svg:y1="10.053cm" svg:x2="9.851cm" svg:y2="9.404cm" draw:start-shape="id17" draw:start-glue-point="4" draw:end-shape="id18" draw:end-glue-point="2" svg:d="M9852 10053l-1-649" svg:viewBox="0 0 2 650">
          <text:p/>
        </draw:connector>
        <draw:custom-shape draw:style-name="gr5" draw:text-style-name="P5" xml:id="id19" draw:id="id19" draw:layer="layout" svg:width="9.9cm" svg:height="3.6cm" svg:x="1.7cm" svg:y="7.9cm">
          <text:p/>
          <draw:enhanced-geometry svg:viewBox="0 0 21600 21600" draw:type="rectangle" draw:enhanced-path="M 0 0 L 21600 0 21600 21600 0 21600 0 0 Z N"/>
        </draw:custom-shape>
        <draw:connector draw:style-name="gr4" draw:text-style-name="P10" draw:layer="layout" svg:x1="7.398cm" svg:y1="6.559cm" svg:x2="6.65cm" svg:y2="7.9cm" draw:start-shape="id12" draw:start-glue-point="3" draw:end-shape="id19" svg:d="M7398 6559h-748v1341" svg:viewBox="0 0 749 1342">
          <text:p/>
        </draw:connector>
        <draw:connector draw:style-name="gr4" draw:text-style-name="P10" draw:layer="layout" draw:type="line" svg:x1="16.251cm" svg:y1="7.165cm" svg:x2="16.263cm" svg:y2="8.029cm" draw:start-shape="id7" draw:start-glue-point="2" draw:end-shape="id9" draw:end-glue-point="4" svg:d="M16251 7165l12 864" svg:viewBox="0 0 13 865">
          <text:p/>
        </draw:connector>
        <draw:connector draw:style-name="gr4" draw:text-style-name="P10" draw:layer="layout" draw:type="line" svg:x1="16.251cm" svg:y1="12.086cm" svg:x2="14.563cm" svg:y2="13.025cm" draw:start-shape="id10" draw:start-glue-point="2" draw:end-shape="id20" draw:end-glue-point="4" svg:d="M16251 12086l-1688 939" svg:viewBox="0 0 1689 940">
          <text:p/>
        </draw:connector>
        <draw:custom-shape draw:style-name="gr6" draw:text-style-name="P7" xml:id="id21" draw:id="id21" draw:layer="layout" svg:width="1.875cm" svg:height="1.875cm" svg:x="16.925cm" svg:y="13.025cm">
          <text:p text:style-name="P1"><text:span text:style-name="T1">Is every</text:span></text:p>
          <text:p text:style-name="P1"><text:span text:style-name="T1">Third </text:span></text:p>
          <text:p text:style-name="P1"><text:span text:style-name="T1">Urinal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10" draw:layer="layout" draw:type="line" svg:x1="16.251cm" svg:y1="12.086cm" svg:x2="17.863cm" svg:y2="13.025cm" draw:start-shape="id10" draw:start-glue-point="2" draw:end-shape="id21" draw:end-glue-point="4" svg:d="M16251 12086l1612 939" svg:viewBox="0 0 1613 940">
          <text:p/>
        </draw:connector>
        <draw:custom-shape draw:style-name="gr9" draw:text-style-name="P9" xml:id="id23" draw:id="id23" draw:layer="layout" svg:width="3.102cm" svg:height="1.282cm" svg:x="16.3cm" svg:y="15.7cm">
          <text:p text:style-name="P8"><text:span text:style-name="T3">FlowTermin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0" draw:layer="layout" draw:type="line" svg:x1="14.563cm" svg:y1="14.9cm" svg:x2="14.551cm" svg:y2="15.7cm" draw:start-shape="id20" draw:start-glue-point="6" draw:end-shape="id22" draw:end-glue-point="0" svg:d="M14563 14900l-12 800" svg:viewBox="0 0 13 801">
          <text:p/>
        </draw:connector>
        <draw:connector draw:style-name="gr4" draw:text-style-name="P10" draw:layer="layout" draw:type="line" svg:x1="17.863cm" svg:y1="14.9cm" svg:x2="17.851cm" svg:y2="15.7cm" draw:start-shape="id21" draw:start-glue-point="6" draw:end-shape="id23" draw:end-glue-point="0" svg:d="M17863 14900l-12 800" svg:viewBox="0 0 13 801">
          <text:p/>
        </draw:connector>
        <draw:custom-shape draw:style-name="gr6" draw:text-style-name="P12" xml:id="id11" draw:id="id11" draw:layer="layout" svg:width="1.875cm" svg:height="1.875cm" svg:x="11.8cm" svg:y="5.6cm">
          <text:p text:style-name="P8"><text:span text:style-name="T1">Connected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3" xml:id="id24" draw:id="id24" draw:layer="layout" svg:width="2.381cm" svg:height="1.283cm" svg:x="15.061cm" svg:y="20.153cm">
          <text:p text:style-name="P1"><text:span text:style-name="T1">Classification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25" draw:id="id25" draw:layer="layout" svg:width="3.102cm" svg:height="1.282cm" svg:x="14.7cm" svg:y="18.222cm">
          <text:p text:style-name="P1"><text:span text:style-name="T1">???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3" draw:layer="layout" draw:type="line" svg:x1="16.252cm" svg:y1="20.153cm" svg:x2="16.251cm" svg:y2="19.504cm" draw:start-shape="id24" draw:start-glue-point="4" draw:end-shape="id25" draw:end-glue-point="2" svg:d="M16252 20153l-1-649" svg:viewBox="0 0 2 650">
          <text:p/>
        </draw:connector>
        <draw:custom-shape draw:style-name="gr2" draw:text-style-name="P3" xml:id="id26" draw:id="id26" draw:layer="layout" svg:width="2.381cm" svg:height="1.283cm" svg:x="11.861cm" svg:y="20.153cm">
          <text:p text:style-name="P1"><text:span text:style-name="T1">ObjectType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xml:id="id27" draw:id="id27" draw:layer="layout" svg:width="3.102cm" svg:height="1.282cm" svg:x="11.5cm" svg:y="18.222cm">
          <text:p><text:span text:style-name="T2">Air Admittance Valve/</text:span></text:p>
          <text:p><text:span text:style-name="T2">V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3" draw:layer="layout" draw:type="line" svg:x1="13.052cm" svg:y1="20.153cm" svg:x2="13.051cm" svg:y2="19.504cm" draw:start-shape="id26" draw:start-glue-point="4" draw:end-shape="id27" draw:end-glue-point="2" svg:d="M13052 20153l-1-649" svg:viewBox="0 0 2 650">
          <text:p/>
        </draw:connector>
        <draw:custom-shape draw:style-name="gr2" draw:text-style-name="P3" xml:id="id28" draw:id="id28" draw:layer="layout" svg:width="2.381cm" svg:height="1.283cm" svg:x="18.261cm" svg:y="20.153cm">
          <text:p text:style-name="P1"><text:span text:style-name="T1">Pre-defined Type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29" draw:id="id29" draw:layer="layout" svg:width="3.102cm" svg:height="1.282cm" svg:x="17.9cm" svg:y="18.222cm">
          <text:p text:style-name="P1"><text:span text:style-name="T1">???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3" draw:layer="layout" draw:type="line" svg:x1="19.452cm" svg:y1="20.153cm" svg:x2="19.451cm" svg:y2="19.504cm" draw:start-shape="id28" draw:start-glue-point="4" draw:end-shape="id29" draw:end-glue-point="2" svg:d="M19452 20153l-1-649" svg:viewBox="0 0 2 650">
          <text:p/>
        </draw:connector>
        <draw:custom-shape draw:style-name="gr5" draw:text-style-name="P5" xml:id="id30" draw:id="id30" draw:layer="layout" svg:width="9.9cm" svg:height="3.6cm" svg:x="11.3cm" svg:y="18cm">
          <text:p/>
          <draw:enhanced-geometry svg:viewBox="0 0 21600 21600" draw:type="rectangle" draw:enhanced-path="M 0 0 L 21600 0 21600 21600 0 21600 0 0 Z N"/>
        </draw:custom-shape>
        <draw:connector draw:style-name="gr4" draw:text-style-name="P10" draw:layer="layout" draw:type="line" svg:x1="14.551cm" svg:y1="16.982cm" svg:x2="16.25cm" svg:y2="18cm" draw:start-shape="id22" draw:start-glue-point="2" draw:end-shape="id30" draw:end-glue-point="0" svg:d="M14551 16982l1699 1018" svg:viewBox="0 0 1700 1019">
          <text:p/>
        </draw:connector>
        <draw:connector draw:style-name="gr4" draw:text-style-name="P10" draw:layer="layout" draw:type="line" svg:x1="17.851cm" svg:y1="16.982cm" svg:x2="16.25cm" svg:y2="18cm" draw:start-shape="id23" draw:start-glue-point="2" draw:end-shape="id30" draw:end-glue-point="0" svg:d="M17851 16982l-1601 1018" svg:viewBox="0 0 1602 101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imSun" svg:font-family="SimSun, 宋体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P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Paragraph_20_Font" style:display-name="Default Paragraph Font" style:family="graphic">
      <style:paragraph-properties fo:margin-left="0cm" fo:margin-right="0cm" fo:margin-top="0cm" fo:margin-bottom="0.623cm" fo:line-height="115%" fo:text-align="start" fo:text-indent="0cm" style:text-autospace="ideograph-alpha"/>
      <style:text-properties style:font-name="Calibri" fo:font-family="Calibri" style:font-family-generic="swiss" style:font-pitch="variable" fo:font-size="11pt" fo:language="en" fo:country="US" style:font-name-asian="SimSun" style:font-family-asian="SimSun, 宋体" style:font-pitch-asian="variable" style:font-size-asian="11pt" style:language-asian="zh" style:country-asian="CN" style:font-name-complex="Calibri" style:font-family-complex="Calibri" style:font-family-generic-complex="swiss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32.4cm" fo:page-height="22.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04T15:25:51.916000000</meta:creation-date>
    <dc:date>2018-10-30T12:14:54.093000000</dc:date>
    <meta:editing-duration>PT43M27S</meta:editing-duration>
    <meta:editing-cycles>10</meta:editing-cycles>
    <meta:generator>LibreOffice/6.0.3.2$Windows_X86_64 LibreOffice_project/8f48d515416608e3a835360314dac7e47fd0b821</meta:generator>
    <meta:document-statistic meta:object-count="51"/>
  </office:meta>
</office:document-meta>
</file>